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a7957" officeooo:paragraph-rsid="000a7957"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d19a3" officeooo:paragraph-rsid="000d19a3"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14b2ca" officeooo:paragraph-rsid="0014b2ca"/>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15d7c6" officeooo:paragraph-rsid="0015d7c6"/>
    </style:style>
    <style:style style:name="P6" style:family="paragraph" style:parent-style-name="Standard">
      <style:paragraph-properties fo:text-align="start" style:justify-single-word="false"/>
      <style:text-properties style:text-underline-style="none" fo:font-weight="bold" officeooo:rsid="000a7957" officeooo:paragraph-rsid="000a7957" style:font-weight-asian="bold" style:font-weight-complex="bold"/>
    </style:style>
    <style:style style:name="P7" style:family="paragraph" style:parent-style-name="Standard">
      <style:paragraph-properties fo:text-align="start" style:justify-single-word="false"/>
      <style:text-properties style:text-underline-style="none" officeooo:rsid="0014b2ca" officeooo:paragraph-rsid="00128e94"/>
    </style:style>
    <style:style style:name="P8" style:family="paragraph" style:parent-style-name="Standard">
      <style:paragraph-properties fo:text-align="start" style:justify-single-word="false"/>
      <style:text-properties officeooo:paragraph-rsid="000e35e1"/>
    </style:style>
    <style:style style:name="P9" style:family="paragraph" style:parent-style-name="Standard">
      <style:paragraph-properties fo:text-align="start" style:justify-single-word="false"/>
      <style:text-properties officeooo:paragraph-rsid="0010ba5f"/>
    </style:style>
    <style:style style:name="P10" style:family="paragraph" style:parent-style-name="Standard">
      <style:paragraph-properties fo:text-align="start" style:justify-single-word="false"/>
      <style:text-properties officeooo:paragraph-rsid="00128e94"/>
    </style:style>
    <style:style style:name="P11" style:family="paragraph" style:parent-style-name="Standard">
      <style:paragraph-properties fo:text-align="start" style:justify-single-word="false"/>
      <style:text-properties officeooo:paragraph-rsid="0015d7c6"/>
    </style:style>
    <style:style style:name="P12" style:family="paragraph" style:parent-style-name="Standard">
      <style:paragraph-properties fo:text-align="start" style:justify-single-word="false"/>
      <style:text-properties officeooo:paragraph-rsid="001ad36c"/>
    </style:style>
    <style:style style:name="P13" style:family="paragraph" style:parent-style-name="Standard">
      <style:paragraph-properties fo:text-align="start" style:justify-single-word="false"/>
      <style:text-properties officeooo:paragraph-rsid="001e0f00"/>
    </style:style>
    <style:style style:name="P14" style:family="paragraph" style:parent-style-name="Standard">
      <style:paragraph-properties fo:text-align="start" style:justify-single-word="false"/>
      <style:text-properties officeooo:paragraph-rsid="001f1b55"/>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d19a3" style:font-weight-asian="normal" style:font-weight-complex="normal"/>
    </style:style>
    <style:style style:name="T4" style:family="text">
      <style:text-properties style:text-underline-style="none" fo:font-weight="normal" officeooo:rsid="0013927d" style:font-weight-asian="normal" style:font-weight-complex="normal"/>
    </style:style>
    <style:style style:name="T5" style:family="text">
      <style:text-properties style:text-underline-style="none" fo:font-weight="normal" officeooo:rsid="0015d7c6" style:font-weight-asian="normal" style:font-weight-complex="normal"/>
    </style:style>
    <style:style style:name="T6" style:family="text">
      <style:text-properties style:text-underline-style="none" fo:font-weight="normal" officeooo:rsid="00186eaa" style:font-weight-asian="normal" style:font-weight-complex="normal"/>
    </style:style>
    <style:style style:name="T7" style:family="text">
      <style:text-properties style:text-underline-style="none" fo:font-weight="normal" officeooo:rsid="001ad36c" style:font-weight-asian="normal" style:font-weight-complex="normal"/>
    </style:style>
    <style:style style:name="T8" style:family="text">
      <style:text-properties style:text-underline-style="none" fo:font-weight="normal" officeooo:rsid="001c065e" style:font-weight-asian="normal" style:font-weight-complex="normal"/>
    </style:style>
    <style:style style:name="T9" style:family="text">
      <style:text-properties style:text-underline-style="none" fo:font-weight="normal" officeooo:rsid="0024937d" style:font-weight-asian="normal" style:font-weight-complex="normal"/>
    </style:style>
    <style:style style:name="T10" style:family="text">
      <style:text-properties style:text-underline-style="none" fo:font-weight="normal" officeooo:rsid="00266bf6"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officeooo:rsid="001c065e" style:font-weight-asian="normal" style:font-weight-complex="normal"/>
    </style:style>
    <style:style style:name="T13" style:family="text">
      <style:text-properties style:text-underline-style="solid" style:text-underline-width="auto" style:text-underline-color="font-color" fo:font-weight="normal" officeooo:rsid="0024937d"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timización de colonias de hormigas basada en la clasificación jerárquica multietiqueta</text:p>
      <text:p text:style-name="P1">algoritmo</text:p>
      <text:p text:style-name="P1"><text:span text:style-name="T1"/></text:p>
      <text:p text:style-name="P2"><text:span text:style-name="T1">1. RESUMEN</text:span></text:p>
      <text:p text:style-name="P2"><text:span text:style-name="T1"/></text:p>
      <text:p text:style-name="P6"><text:span text:style-name="T1">Existen numerosos algoritmos de clasificación de última generación que están diseñados para manejar los datos con etiquetas de clase nominales o binarias, donde una muestra pertenece a una sola etiqueta de clase. En estos problemas, conocidos como problemas de clasificación plana, las etiquetas de clase son independientes entre sí.</text:span></text:p>
      <text:p text:style-name="P6"><text:span text:style-name="T1"/></text:p>
      <text:p text:style-name="P6"><text:span text:style-name="T1">Desafortunadamente, por otro lado, se presta menos atención al género de problemas de clasificación donde las muestras pueden pertenecer a varias clases y al mismo tiempo las etiquetas de clase se organizan en función de una jerarquía estructurada; como ontología génica, predicción de la función de la proteína, puntajes de pruebas, categorización de páginas web, categorización de texto, etc. </text:span></text:p>
      <text:p text:style-name="P6"><text:span text:style-name="T1"/></text:p>
      <text:p text:style-name="P6"><text:span text:style-name="T1"><text:s/>Este artículo presenta un nuevo algoritmo de clasificación jerárquica multietiqueta basado en Ant Colony Optimization que puede manejar una instancia tan compleja de problemas de clasificación y puede incorporar la jerarquía de clase dada durante su fase de aprendizaje. El algoritmo produce una lista de reglas ordenadas IF-THEN para aprender un modelo comprensible que puede ser fácilmente verificado por expertos.</text:span></text:p>
      <text:p text:style-name="P6"><text:span text:style-name="T1"/></text:p>
      <text:p text:style-name="P6"><text:span text:style-name="T1">Explota la correlación positiva entre los valores de dominio de dos atributos relacionados para mejorar el poder de discriminación del modelo de clasificación resultante, hasta un nivel significativo. El documento contiene detalles ricos sobre los problemas jerárquicos de clasificación de etiqueta única (o ruta única) y multietiqueta y las diferentes categorías de soluciones correspondientes.</text:span></text:p>
      <text:p text:style-name="P6"><text:span text:style-name="T1"/></text:p>
      <text:p text:style-name="P6"><text:span text:style-name="T1"><text:s text:c="2"/>El método propuesto se evalúa en dieciséis conjuntos de datos bioinformáticos más desafiantes; algunos de estos contienen cientos de atributos y miles de etiquetas de clase. Al final, el método propuesto se compara con cuatro algoritmos de clasificación jerárquica multietiqueta recientes de última generación. La evaluación empírica confirma la capacidad prometedora de la técnica propuesta para la tarea de clasificación jerárquica de múltiples etiquetas </text:span></text:p>
      <text:p text:style-name="P6"><text:span text:style-name="T1"/></text:p>
      <text:p text:style-name="P3"><text:span text:style-name="T1">1. Introducción</text:span></text:p>
      <text:p text:style-name="P3"><text:span text:style-name="T2"/></text:p>
      <text:p text:style-name="P8"><text:span text:style-name="T3">Data mining techniques can be used to extract implicit, previously unknown and potentially useful [1] patterns and knowledge of interests from vast data stores for varied purposes. It is a highly interdisciplinary field that has brought together researchers from multiple fields e.g., statisticians, mathematicians, computer scientists, biologists, data visualization experts, working on state of the art novel computational and statistical techniques in order to understand complex physical and biological systems. These techniques can help the companies in gaining competitive advantageous through effective decision making process based on their current available data. In order to support the decision making process, classification is considered, one of the most effective techniques under the domain of Data Mining. </text:span><text:span text:style-name="T2">Classification task is </text:span><text:span text:style-name="T3">successfully used in a myriad of applications e.g., decision making, fraud detection, medical diagnosis, credit scoring, customer relationship management, character recognition, speech recognition, protein function prediction etc [1–9,11]. A classification problem encompasses two main stages; in the first stage, a collection of training samples from the input data is used to train the classification model (classically known as hypothesis) and in the second stage the model is tested over the samples previously unseen by the model in order to analyze its generalization capability </text:span></text:p>
      <text:p text:style-name="P8"><text:span text:style-name="T3"/></text:p>
      <text:p text:style-name="P8"><text:soft-page-break/><text:span text:style-name="T3">There are a number of classification algorithms that are proposed in past, such as decision trees, neural networks, knearest neighbor classifiers, logistic regression and support vector machines (SVM) etc. [2–4]. The techniques such as neural networks and support vector machine etc. generate an incomprehensible classification model that is obscure to human, while other techniques (decision tree e.g.,) output classification models that are considered comprehensible (e.g., IF-THEN rule list of decision trees) to the experts working in different domains. The comprehensible classification models can easily be validated by the end users based on their specialized knowledge. These classical flat classification techniques resulted in good performance when evaluated in the problems related to various domains and considered computationally efficient (e.g., SVM), robust to noisy data (e.g., decision trees) and easy to learn (e.g., k-nearest neighbors). However, most of these classification techniques are designed to handle the data with binary or nominal class labels that are independent of each other (meaning that class labels are flat). The above-mentioned classification algorithms are unable to handle the classification problems where the class labels are dependent and are organized based on a class hierarchical structure (CHS). These classification problems are known as hierarchical classification [5] and discussed in follows. </text:span></text:p>
      <text:p text:style-name="P8"><text:span text:style-name="T3"/></text:p>
      <text:p text:style-name="P8"><text:span text:style-name="T3">For hierarchical classification, the class labels that are to be predicted are naturally organized as a class hierarchy (also known as CHS). The CHS is typically represented as a tree or Directed Acyclic Graph (DAG), see e.g., Fig. 1(a, b). The class labels in the hierarchy are represented as nodes and the relationships between the class labels are shown with undirected edges. The difference between tree and DAG representation is simple that in the tree hierarchical structure, a node (representing a class label) can have only one parent whereas no such restriction is imposed in DAG hierarchical structure. Thus, based on the Gene Ontology (a CHS for protein function prediction used in the experiments), a node in the hierarchy can have more than one direct ancestors. The class hierarchy defines the parent-child (IS-A) relationship between class labels at different levels of the hierarchy. Predicting a single class label in the hierarchy implies that all the ancestor class labels are also predicted, in other words, a single class label is a path from root node to the predicted child node (explained later) satisfying the IS-A relationship. During learning a classification model for a hierarchical classification problem,this class hierarchymust be incorporated for gaining better performance which pose a more complex scenario than flat single label classification problem. </text:span></text:p>
      <text:p text:style-name="P8"><text:span text:style-name="T3"/></text:p>
      <text:p text:style-name="P8"><text:span text:style-name="T3">In real world, hierarchical classification has applications in various domains. This research work mainly focuses on hierarchical protein function prediction where the CHS is defined under the schemes of MIP’s FunCat and Gene Ontology (GO), specifically “functional genomics” domain. Based on the FunCat scheme [38], the class hierarchical structure is represented as a tree. Whereas on the other hand, GO structure [6] represents the relationship among the protein functions using directed acyclic graph (DAG) and therefore considered a challenging instance of hierarchical classification problems as compared to the problems using FunCat scheme. There is a large amount of uncharacterized protein data available for analysis that has lead to an increased interestin computationalmethods to support the investigation of the role of proteins in an organism [7,8]. Protein classification schemes (such as the Gene Ontology [6]) are organized in a hierarchical structure, allowing the annotation of protein at different levels of detail. It is well known that a protein can perform more than one function and the class labels are organized based on a hierarchy (FunCat and GO, in our case), thus makes the problem a hierarchical multi-label classification problem. Analyzing the functions of proteins in different organisms is crucial to improve biological knowledge, diagnosis and treatment of diseases. It is not possible to conduct the biological experiments for the functional essay analysis of every uncharacterized protein due to involvement of high cost and human based analysis which is cumbersome, as the task is so complex to be carried out manually [9]. Ittherefore raise the need ofthe development of computational methods (especially related to data mining domain) to be used for this purpose. </text:span></text:p>
      <text:p text:style-name="P8"><text:span text:style-name="T3"/></text:p>
      <text:p text:style-name="P8"><text:soft-page-break/><text:span text:style-name="T3">Based on class label(s) associated with an example, the hierarchical classification is further categorized in two different categories [9]: </text:span></text:p>
      <text:p text:style-name="P8"><text:span text:style-name="T3"/></text:p>
      <text:p text:style-name="P9"><text:span text:style-name="T3">1) Hierarchical Single Label (path) Classification: In this type of classification task, the class labels are organized in a hierarchy and at the same time, an example/instance have multiple class labels associated with it. However, an example is associated with only one class label at any level of the class hierarchy (remember that single class label represents a path in the hierarchical structure from root node to that single class node and therefore, all the ancestor class labels are also associated with the example).</text:span></text:p>
      <text:p text:style-name="P9"><text:span text:style-name="T3"/></text:p>
      <text:p text:style-name="P9"><text:span text:style-name="T3">2) Hierarchical Multi-label (path) Classification: In this type of classification task, the class labels are organized in a hierarchy and at the same time, an example/instance have multiple class labels associated with it. However, an example can be associated with more than one class label at any level of the hierarchy (multipaths in the hierarchy).</text:span></text:p>
      <text:p text:style-name="P9"><text:span text:style-name="T3"/></text:p>
      <text:p text:style-name="P9"><text:span text:style-name="T3">Based on the type of condition placed on the depth (level) of the predicted class labels [9,10], hierarchical classification task has further two categories. First is the mandatory leaf-node prediction (MLNP) and second is the optional leaf-node prediction (OLNP) or non-mandatory leaf-nodeprediction(NMLNP). Formandatory leafnode prediction problems, a classification model must predict the leaf class label(s) for a given test example. The optional leaf-node prediction problems are flexible in the sense that it is not mandatory for a classification model to predict the leaf class label(s) for a given test example. In this research work, a hierarchical classification algorithm is proposed based on ant colony optimization for hierarchical multi path classification, considering only the MLNP case. Considering the prediction requirement for the class labels, we can indeed say that our technique is supposed to decide about all the class labels, whether to be present or not, for a predicted IF-THEN rule </text:span></text:p>
      <text:p text:style-name="P9"><text:span text:style-name="T3"/></text:p>
      <text:p text:style-name="P9"><text:span text:style-name="T3">Looking into the class hierarchy (e.g., Fig. 1), the nodes at the upper levels, represent more general class labels whereas the nodes at the lower levels, show the more specific class labels. A class label (concept to learn) is dependent on its direct ancestor(s) and this relationship recursively reaches to the root of the class hierarchy. Classes at the upper level of the hierarchy (i.e., general classes) are easy to predict as numerous examples/instances related to them are available (to the hypothesis learner) but classes at the deeper level of the hierarchy (i.e., specific classes) are difficult to predict as less information is available to discriminate among them and the data at these levels is highly skewed. The root of the hierarchy, represents the case where the class label is unknown since it does not contain any knowledge about the class label of an example, and therefore can be labeled as ‘dummy/any’ .</text:span></text:p>
      <text:p text:style-name="P9"><text:span text:style-name="T3"/></text:p>
      <text:p text:style-name="P9"><text:span text:style-name="T3">In order to clearly describe what do we exactly mean by class taxonomy, we follow the definitionprovided inthe survey [10]. This definition is based on (C, ) where ‘C’ is a finite set containing allthe class labels ofthe hierarchy and <text:s/>correspond to ‘IS-A’ relationship. According to this definition, ‘IS-A’ relationship between nodes in the class hierarchical structure (CHS) is asymmetric, anti-reflexive and transitive: (see e.g., Animal Hierarchy in Fig. 2) </text:span></text:p>
      <text:p text:style-name="P9"><text:span text:style-name="T3"/></text:p>
      <text:p text:style-name="P10"><text:span text:style-name="T3">1) The only one greatest element in the hierarchy is represented by root node</text:span></text:p>
      <text:p text:style-name="P10"><text:span text:style-name="T3">2) ∀li, lj ∈ C, if li <text:s/>ljthen lj li {e.g., considering the Animal hierarchy if li is a Dog and lj is a Doberman then Doberman ‘IS-A’ dog but not all dogs are Doberman}</text:span></text:p>
      <text:p text:style-name="P10"><text:span text:style-name="T3">3) ∀li ∈ C, li <text:s/>li</text:span></text:p>
      <text:p text:style-name="P10"><text:span text:style-name="T3">4) ∀li, lj and lk ∈ C, if li <text:s/>lj and lj <text:s/>lk then li <text:s/>lk (See for instance, the Animal hierarchy)</text:span></text:p>
      <text:p text:style-name="P10"><text:span text:style-name="T3"/></text:p>
      <text:p text:style-name="P10"><text:span text:style-name="T3">Most general class label in the CHS is placed on the top (e.g., Animal in Fig. 2) and the one which is present in all the data samples, thus gives no knowledge to the training phase of the classifier. </text:span><text:soft-page-break/><text:span text:style-name="T3">Dog and Cat are two class labels that are more specific than their </text:span><text:span text:style-name="T4">parent ‘Animal’.Class labelspresent atthe thirdlevel aremost specific class labels and it is challenging to correctly predict these class labels; as number of data instances per class label are very small in size to help the classification learner perform discrimination. There is always a tradeoff between generality and specificity in hierarchical classification. The general class labels are easy to predict and in turn the classification error rate will be low but this gives less information about the concept, we are learning. On the other side, predicting specific class labels offer more information about the concept, we are learning, but the classification model will be more prone to prediction error.</text:span></text:p>
      <text:p text:style-name="P10"><text:span text:style-name="T4"/></text:p>
      <text:p text:style-name="P7"><text:span text:style-name="T1">The remainder of this paper is organized as follows. In the next section, we review related research work and different categories of solutions for hierarchical classification task. In Section 3, we present the basics and the background of ant colony optimization meta-heuristic. In Section 4, the proposed method is discussed. Subsequently, in Section 5, we present some simulation results to show the promising ability of our technique. Finally, Section 6 will conclude this work. </text:span></text:p>
      <text:p text:style-name="P7"><text:span text:style-name="T1"/></text:p>
      <text:p text:style-name="P5"><text:span text:style-name="T1">2. Related Work</text:span></text:p>
      <text:p text:style-name="P5"><text:span text:style-name="T2"/></text:p>
      <text:p text:style-name="P11"><text:span text:style-name="T5">In this section, the focus is on the discussion about different categories of solutions to handle the hierarchical classification task where most of the discussion is based on the guidelines presented in [10]. Multiple criterions can be considered to categorize the hierarchical classification methods. The first criterion is about the type of class hierarchical structure (e.g., Tree or DAG) that is handled by the algorithm. The second criterion is related to the depth of class </text:span><text:span text:style-name="T2">hierarchy being targeted during the classification procedure e.g., MLNP, OLNP etc. The thirdcriterionis abouthow the classhierarchical structure is incorporated and explored. Considering the current research literature about hierarchical classification, most of the strategies are based on a top-down (or local) classification system where a set of local classifiers are exploited to handle the underlying hierarchical classification problem (e.g., using a single classifier per node, per parent node or per level in the class hierarchy). The other solution strategy to deal with hierarchical classification problem is known as big-bang (or global) classification system, when a single classifier handling the entire class hierarchy (at once) is used, looking at the problem instance from a global perspective. The focus of article is on global hierarchical classification models, the readers are kindly referred to [49] for a detailed discussion on local classifier approaches for hierarchical classification.</text:span></text:p>
      <text:p text:style-name="P11"><text:span text:style-name="T2"/></text:p>
      <text:p text:style-name="P11"><text:span text:style-name="T2">2.1. Big-bang or global approach</text:span></text:p>
      <text:p text:style-name="P11"><text:span text:style-name="T2"/></text:p>
      <text:p text:style-name="P11"><text:span text:style-name="T2">In this approach, all the related class labels as per the given CHS are considered at once from a global point of view. As a result, only a single global classification model is built which is compact in size and is typically considerably smaller as compared to the total model size of all the local models constructed using any of the local classifier approaches. This approach is known as the big-bang approach, also called “global” learning [10]. The global approach provides solution to both the structures, Tree &amp; DAG. The class prediction inconsistencies as per the given CHS are avoided during the testing phase. It is however a complex task to model a global hierarchical classification technique. Moreover, the parallel learning of multiple classifiers is now not useful as it was for local classifier scheme </text:span></text:p>
      <text:p text:style-name="P11"><text:span text:style-name="T2"/></text:p>
      <text:p text:style-name="P11"><text:span text:style-name="T2">In order to support the above mentioned properties, some local and big-bang hierarchical classification algorithms are discussed as follows. In the work of Kiritchenko et al. [29], the class label(s) of samples are expanded to make it sure that all their ancestor(s) are also present in the samples. Later, a multi-label classification algorithm is used to train the classification model to make further predictions on test data. However, in some cases, a post-processing step is required to handle hierarchical inconsistencies in the class label space. Rousu et al. [39] presents a maximum </text:span><text:soft-page-break/><text:span text:style-name="T2">margin Markov networks framework that is based on kernels to address hierarchical multi-label classification problem. This strategy does not require a post-processing step to handle the constraint of hierarchically consistent predictions. These strategies learn a classification model (in the form of complex mathematical function) which cannot easily be interpreted and verified by the users (e.g., radiologists, finance experts, biologists and physicians etc) and can be considered as ‘black box’ classification approaches. There exist strategies to convert the kernel based classification models into comprehensible IF-THEN rule list form; this usually however decreases the generalization performance [37] ofthe classifier. In follows, we discuss few comprehensible classification algorithms for hierarchical classification task. </text:span></text:p>
      <text:p text:style-name="P11"><text:span text:style-name="T2"/></text:p>
      <text:p text:style-name="P11"><text:span text:style-name="T2">In the research work of Yen-Liang Chen et al. [1], flat decision tree is extended to handle the data arranged with hierarchical class labels. The algorithm proposed in their work use an extended entropy measure. The selection of an attribute as a node in the decision tree is based on this modified evaluation measure known as Hierarchical-Entropy value [1]. The two main objectives, prediction accuracy and prediction specificity are optimized and in order to handle the tradeoff between these two objectives, a scoring mechanism is used that combines the values of these two objective measures to assign the predicted class labels for an example in the dataset. The algorithm however, cannot handle the DAG hierarchical structure and hierarchical multi-label classification problem. The distance between the real and predicted class labels is nottaken into consideration due to which the performance evaluation measure is not very representative to the hierarchical classification task. The algorithm achieved higher percentage accuracy as compared to its ancestor i.e., flat decision tree C4.5 [2] with a compact decision tree in terms of number of nodes in the tree. Clare et al. [40] extended the base line C4.5 decision tree algorithm to handle the hierarchical classification task. In this new adapted version of decision tree, a leaf in the tree predicts a vector of boolean values for indicating the presence or absence of class labels. </text:span></text:p>
      <text:p text:style-name="P11"><text:span text:style-name="T2"/></text:p>
      <text:p text:style-name="P11"><text:span text:style-name="T2">Another worth mentioning, decision tree based method to handle the hierarchical multi-label classification task is proposed in the work of Celin Vens et al. [12] known as CLUS-HMC. Basically, three different strategies are investigated: 1) training a decision tree for each class label, separately, called CLUS-SC, 2) training a decision tree in top-down fashion and at the same time, considering hierarchically consistent (i.e., a class is associated with a sample only if any of it(s) parent(s) belong to the sample, already) predictions only, called CLUS-HSC and 3) training a single global classification modelpredicting allthe class labels at once, called CLUS-HMC. These three strategies are well-known to the research community due to their efficient handling of hierarchical classification problems and are thus chosen as competitors for evaluation of proposed classifier. </text:span></text:p>
      <text:p text:style-name="P11"><text:span text:style-name="T2"/></text:p>
      <text:p text:style-name="P11"><text:span text:style-name="T2">Holden et al. [41] proposed a hybrid method based on Ant Colony Optimization (ACO) and Particle Swarm Optimization (PSO) in order to improve the performance oftop-down hierarchical classification approach. Specifically, several candidate classifiers are trained per a single class node and the selection of best among them is done through the hybrid optimization strategy. This work is originally anextensionto anearlier work [42] where the selectionof be </text:span><text:span text:style-name="T6">best is done through greedy strategy. Later, they have further improved this strategy by using the collective decisions of a committee of classifiers rather than using a single best classifier for prediction at a particular level of CHS [43]. PSO is used to optimize the weights for the decision of each classifier. Both of these approaches are unable to handle DAG hierarchical structure and hierarchical multi-label classification problem.</text:span></text:p>
      <text:p text:style-name="P11"><text:span text:style-name="T6"/></text:p>
      <text:p text:style-name="P11"><text:span text:style-name="T6">The hAntMiner (stands for hierarchical AntMiner) is the first ACO based algorithm proposed by Fernando et al. [7] to solve hierarchical single-label classification task as an extension to the flat classification algorithm called AntMiner [14]. The algorithm is tested on protein functions prediction data sets defined under the structure of Gene Ontology (GO). The procedure to dynamically handle the continuous attributes is borrowed from the earlier work of the same author </text:span><text:soft-page-break/><text:span text:style-name="T6">[15].hAntMiner cannot handle hierarchical multi-label classification task and is therefore not investigated in our experiments.</text:span></text:p>
      <text:p text:style-name="P11"><text:span text:style-name="T6"/></text:p>
      <text:p text:style-name="P11"><text:span text:style-name="T6">In order to address the limitations of hAntMiner [7], Fernando et al. [8] presented an extended version, called hmAntMiner which can also handle the hierarchical multi-label classification task. hmAntMiner is another ideal competitor to the proposed algorithm. In fact, our algorithm which is an extension to an earlier work [28], has few parts in common to that of hmAntMiner; as all of the current versions of ant-based classification model are originally inspired from the work of Parpinelli et al. known as AntMiner [14], thus share a number of common traits. The salient differences between both the algorithms are mentioned here briefly, more insight discussions are given in Section 4. The difference between the designs of these two algorithms highlight our contributions.</text:span></text:p>
      <text:p text:style-name="P11"><text:span text:style-name="T6"/></text:p>
      <text:p text:style-name="P12"><text:span text:style-name="T6">• The search space topology of both the algorithms (hmAntMiner and hmAntMiner-C) is different. hmAntMiner use Mesh topology in order to connect the vertices (representing attribute-value pair) in the search graph. hmAntMiner-C on the other hand, use the layering of attribute-value pair, as a grid and directed acyclic graph (DAG) topology (Fig. 3) which makes the presentation of search space simpler than its competitor. The constraints on the moves of ants can now be easily implemented and become more comprehensible to the users as discussed in Section 4. </text:span></text:p>
      <text:p text:style-name="P12"><text:span text:style-name="T6"/></text:p>
      <text:p text:style-name="P12"><text:span text:style-name="T6">• The proposed algorithm need discretization as a pre-processing step in order to handle the continuous valued attributes due to which itis easily adopted for the correlation based heuristic function (Section 4.7). hmAntMiner can handle nominal as well as continuous attributes. </text:span></text:p>
      <text:p text:style-name="P12"><text:span text:style-name="T6"/></text:p>
      <text:p text:style-name="P12"><text:span text:style-name="T6">• hmAntMiner-C reduces the search space complexity dynamically by removing those components from the search space that are no more present in the current training data. This makes the algorithm computationally less demanding as compared to hmAntMiner. </text:span></text:p>
      <text:p text:style-name="P12"><text:span text:style-name="T7"/></text:p>
      <text:p text:style-name="P12"><text:span text:style-name="T6">• Our algorithm use a more accurate correlation based heuristic function based on the distances in the CHS space which is an extended version of the heuristic used in hmAntMiner and CLUSHMC. We use the current history of the ant tour in order to guide the antfor the next move and therefore the selection of vertices in the search space become accurate and appropriate to the context at that moment. </text:span></text:p>
      <text:p text:style-name="P12"><text:span text:style-name="T6"/></text:p>
      <text:p text:style-name="P12"><text:span text:style-name="T6">• The representation of pheromone matrix and evaporation process is different, see for detail, Section 4 </text:span></text:p>
      <text:p text:style-name="P12"><text:span text:style-name="T6"/></text:p>
      <text:p text:style-name="P12"><text:span text:style-name="T6">3. Basic ACO algorithm and its applications</text:span></text:p>
      <text:p text:style-name="P12"><text:span text:style-name="T6"/></text:p>
      <text:p text:style-name="P12"><text:span text:style-name="T6">Ant colony optimization (ACO) is a famous meta-heuristic proposed by M. Dorigo [19–21] in the early 90’s. Based on its learning style, it is considered a suitable strategy to solve complex combinatorial optimization problems.ACO is a branch of swarm intelli</text:span><text:span text:style-name="T8">gence [16–18] (which deals with the collective behavior of small and simple entities) &amp; has been used in many real world applications e.g., Travelling Salesperson Problem (TSP), quadratic assignment, vehicle routing, connection oriented and connectionless network routing, sequential ordering, graph coloring, shortest common super sequence, single machine tardiness, multiple knapsack etc. Recently, it has been successfully applied to the problems related to data mining [23–25,48].</text:span></text:p>
      <text:p text:style-name="P12"><text:span text:style-name="T8"/></text:p>
      <text:p text:style-name="P12"><text:span text:style-name="T8">Ant colony optimization is inspired after the collective behavior of biological ants during the search for food sources. It is observed that ants propagate their findings about the trails in the search space by influencing the environment. For this purpose, ants spread a chemical substance called pheromone in the search environment. The ants communicate with each other by means of pheromone. The coordination between the ants in the colony is not direct and this indirect </text:span><text:soft-page-break/><text:span text:style-name="T8">communication through modifying the environment is known as stigmergy. Although, each individual ant as an entity/agent has only limited capabilities, the complete swarm exhibits complex overall behavior [22]. The ants that arrive in the vicinity are more likely to take the path with higher concentration of pheromone than the paths with lower concentrations. In other words,the desirability of ants for selecting the paths is proportional to the pheromone concentrations. The pheromone evaporates with time and if new pheromone is not added, the older one dwindles away [27,28]. </text:span></text:p>
      <text:p text:style-name="P12"><text:span text:style-name="T8"/></text:p>
      <text:p text:style-name="P13"><text:span text:style-name="T8">In case, more than one e.g.,two paths between a food source and the ant nest are initially discovered by some ants, subsequent ants will soon switch over the shorter paths. The reason is that the ants shuttle tours over shorter paths take less time than the tours over longer paths, and hence the rapid rate of pheromone concentration over the shorter paths divert the swarm from longer paths toward the shorter paths. The ants can find the shorter path but what if an obstacle is placed in an already established path? In case, if an established path is blocked, some ants will first go to the left and some to the right of the obstacle with equal probability. However, ananttaking the shorter ofthe two paths will returnearlier thanthe ant taking the longer path and hence the pheromone on the shorter path will be enhanced and subsequent ants will have a higher probability of taking the shorter path. Soon a new shorter path which bypasses the blockage will be established. The more ants follow a given trail, the more attractive that trail becomes and is followed by other ants [28]. </text:span></text:p>
      <text:p text:style-name="P13"><text:span text:style-name="T8"/></text:p>
      <text:p text:style-name="P13"><text:span text:style-name="T8">ACO meta-heuristic usually models the real world environment of ants in the form of a graph. The vertices of the graph represent the components of a candidate solution. The edges are traversed by ants to create the trails. The artificial pheromone values are associated with the edges and updated based on the quality of a trail. The more the quality of a trailthe more the concentration of pheromone is carried out and the more the trail become attractive for the ants. An artificial ant constructs a candidate solution to the problem by adding solution components one by one. Before the construction of complete candidate solution, usually a problem dependent heuristic is used in collaboration with pheromone values to guide the ants moves. Subsequently, as time passed, ants construct their solutions one by one and guide each other to find better and more better solutions. The components with higher pheromone concentrations are thus identified as contributing to a good solution and repeatedly appear in the solutions. Usually, after sufficient iterations, the ants converge towards a good, if not the optimal, solution. For the application of ACO to a problem we have the following requirements [28]:</text:span></text:p>
      <text:p text:style-name="P13"><text:span text:style-name="T8"/></text:p>
      <text:p text:style-name="P13"><text:span text:style-name="T8">– The ability to represent a complete solution as a combination of different components.</text:span></text:p>
      <text:p text:style-name="P14"><text:span text:style-name="T8">– There should be a method to determine the fitness or quality of the solution.</text:span></text:p>
      <text:p text:style-name="P14"><text:span text:style-name="T8">– A heuristic measure for the solution’s components (this is desirable but not necessary).</text:span></text:p>
      <text:p text:style-name="P14"><text:span text:style-name="T8"/></text:p>
      <text:p text:style-name="P14"><text:span text:style-name="T8">Since its inception, ACO has been applied to solve many real world optimization problems [17–19]. It is by design suited to discrete optimization problems, such as, quadratic assignment, job scheduling, subset problems, network routing, vehicle routing, load dispatchinpower systems, bioinformatics, and, of course,datamining which is the subject of this paper. </text:span></text:p>
      <text:p text:style-name="P14"><text:span text:style-name="T8"/></text:p>
      <text:p text:style-name="P14"><text:span text:style-name="T8">4. Method</text:span></text:p>
      <text:p text:style-name="P14"><text:span text:style-name="T8"/></text:p>
      <text:p text:style-name="P14"><text:span text:style-name="T8">In this section, we discuss our method for hierarchical multilabel classification task. The algorithm is an extended version of work [28] and exploits the distance based correlation between the domain values of two attributes (discussed later) to find most accurate &amp; representative IF-THEN rule list for the input data. The distance or variance in the class label space is used to guide the swarm in the right direction. The usage of current context in terms of ants tours, improve the performance of the algorithm up to a significant level. We begin with the definition of the problem tackled in this work followed by a brief general description of the proposed algorithm. Afterwards, each and every stage </text:span><text:soft-page-break/><text:span text:style-name="T8">of the approach is further discussed in a fair amount of details for concrete understanding. The stages are: search space formation, rule construction based on pheromone and a variance based correlation heuristic function, rule evaluation, rule pruning, pheromone update and evaporation, stopping criteria etc. </text:span></text:p>
      <text:p text:style-name="P14"><text:span text:style-name="T8"/></text:p>
      <text:p text:style-name="P14"><text:span text:style-name="T8">4.1. Problem definition</text:span></text:p>
      <text:p text:style-name="P14"><text:span text:style-name="T8"/></text:p>
      <text:p text:style-name="P14"><text:span text:style-name="T8">Given an input data set and a class hierarchical structure (CHS) e.g., tree/DAG, the goal is to build a list of IF-THEN rules, such that two objectives i.e., prediction accuracy and prediction specificity is maximized or specifically, the area under precision recall curve (discussed later) is maximized. The class hierarchical structure (CHS) contains a root class label that covers all the examples in the given input data set e.g., as shown in Fig. 2. Based on the given CHS, samples in the dataset can belong to multiple class labels at a given level in the CHS; thus presenting a hierarchical multi-label classification problem.</text:span></text:p>
      <text:p text:style-name="P14"><text:span text:style-name="T8"/></text:p>
      <text:p text:style-name="P14"><text:span text:style-name="T8">4.2. General description</text:span></text:p>
      <text:p text:style-name="P14"><text:span text:style-name="T8"/></text:p>
      <text:p text:style-name="P14"><text:span text:style-name="T8">The core of the algorithm is the incremental construction of a classification rule of the type: IF &lt; term1 AND term 2 AND... &gt; THEN &lt; class1 [probability], class2 [probability],....., classk [probability] &gt; </text:span></text:p>
      <text:p text:style-name="P14"><text:span text:style-name="T8"/></text:p>
      <text:p text:style-name="P14"><text:span text:style-name="T8">A term in the antecedent part is an attribute-value pair. A number of relational operators may be used to relate the attribute with one of its possible domain values to create a term. In this work, we use “=” as the only possible relational operator. An example term is “Color = yellow”. The attribute’s name is “color” and “yellow” is one of its domain values. Since we use only “=” operator, any continuous (real-valued) attributes present in the data have to be discretized in a preprocessing step. The consequent of the rule contain the class labels that are hierarchically related based on the given CHS. All the class labels are present in the consequent along with their probability values. The probability value of a class label shows its degree of association with the rule, based on the conditions present in the antecedent part. During classification of unseen data, a threshold value is selected by user based on which the class labels are assigned to the unseen samples. Specifically, the class labels that have probability value greater than or equal to the given threshold, are assigned to the given test sample. In order to calculate class probability values for the consequent part of a rule, it is sensible to use the examples covered by the rule itself. Getting inspired from hmAntMiner [8], the probability of a class label ‘i’ (in the given CHS) for a given rule ‘r’ is calculated as follows: </text:span></text:p>
      <text:p text:style-name="P14"><text:span text:style-name="T8"/></text:p>
      <text:p text:style-name="P14"><text:span text:style-name="T8">probabilityr,i = |Covr , Class Labeli| / |Covr | </text:span></text:p>
      <text:p text:style-name="P14"><text:span text:style-name="T8"/></text:p>
      <text:p text:style-name="P14"><text:span text:style-name="T8">Where |Covr , Class Labeli| represents the number oftraining examples covered by rule ‘r’ and contain the class label ‘i’ in their class attribute, which is divided by |Covr |(total number oftraining examples covered by rule ‘r’). In this way, two important requirements of hierarchical multi-label classification task are fulfilled. First, the algorithm can predict unrelated class labels for a given a test example or in other words, multiple class labels at any ofthe levels in CHS can be predicted, simultaneously. Second requirement is related to hierarchical consistent class prediction i.e., it is not possible to predict a class label until one of its parent is already predicted (as parent class label probabilities will always be greater than or equal to their child class label probabilities). The stages constituting the proposed approach are further discussed in the following subsections. </text:span></text:p>
      <text:p text:style-name="P14"><text:span text:style-name="T8"/></text:p>
      <text:p text:style-name="P14"><text:span text:style-name="T8">4.3. Search space and tour construction</text:span></text:p>
      <text:p text:style-name="P14"><text:span text:style-name="T8"/></text:p>
      <text:p text:style-name="P14"><text:soft-page-break/><text:span text:style-name="T8">The solution to a particular problem based on Ant Colony Optimization algorithm starts with designing a problem search space in which the ants conduct the search to find the candidate solutions. The search space for hmAntMiner-C is defined with the help of input dataset, represented as DAG topology given in Fig. 3. The overall search space is described with the layering of attributevalue pairs (terms) based on grid like topology. The dimensions (or coordinates) of the antecedent construction graph (search space) are the attributes of the dataset (excluding the class attribute). The possible values of an attribute constitute the range of values for the corresponding dimension in the search space. For example, a dimension called ‘Weather’ may have three possible values {sunny, windy, rainy}. The ant visits a dimension and choose one of its possible values to form an antecedent condition of the rule (e.g., Weather = sunny). The total number of terms for a dataset is given: </text:span></text:p>
      <text:p text:style-name="P14"><text:span text:style-name="T8"/></text:p>
      <text:p text:style-name="P14"><text:span text:style-name="T8">Total terms = </text:span><text:span text:style-name="T9">Sum ^</text:span><text:span text:style-name="T8">a </text:span><text:span text:style-name="T12">_</text:span><text:span text:style-name="T13">(</text:span><text:span text:style-name="T8">n=1</text:span><text:span text:style-name="T9">)</text:span><text:span text:style-name="T8"> bn </text:span></text:p>
      <text:p text:style-name="P14"><text:span text:style-name="T8"/></text:p>
      <text:p text:style-name="P14"><text:span text:style-name="T8">Where ‘a’ is the total number of attributes (excluding the class attribute) and ‘bn’ is the number of possible values in the domain of attribute ‘An’. When a dimension has been visited, it cannot be visited again by the same ant, as the conditions ofthe type “Color = Red OR Color = Green” are not allowed. The antecedent sub-graph is flexible in the sense that an ant can pick a term from any of its dimensions and there is no strict ordering in which the dimensions are required to be visited. </text:span></text:p>
      <text:p text:style-name="P14"><text:span text:style-name="T8"/></text:p>
      <text:p text:style-name="P14"><text:span text:style-name="T8">The ant starts it tour from the vertex labeled “Start” and keep moving in the search space from left to right (based on the information available in the form of pheromone and heuristic value) subject to some constrains. Only one node is allowed to be selected in a column of the search space. An example search space is shown in Fig. 3. There are four attributes (dimensions) A, B, C and D having 3, 2, 3 and 2 possible domain values (ranges), respectively. An ant starts from the “Start” vertex and constructs the antecedent part of the rule by adding conditions of the form attribute-value pairs (i.e., terms). After a term has been selected, all the other terms from the same attribute become prohibited for that ant. For instance, suppose the ant chooses C1 as its first term, it cannot select </text:span><text:span text:style-name="T10">any other terms pertaining to attribute C. Further, suppose that the ant subsequently chooses A3, D1 and B1, the terms that become prohibited after every move of the ant, are shown with the vertices being crossed in Fig. 3. The rule construction process is stopped when the ant reaches any of the vertices with the label “Stop”. Due to the DAG like topology of search space, the constraints on the ant moves are very simple to understand and gives insights about why these constrains are added to the algorithm. </text:span></text:p>
      <text:p text:style-name="P4"><text:span text:style-name="T2"/></text:p>
      <text:p text:style-name="P4"><text:span text:style-name="T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21T13:36:22.547000000</meta:creation-date>
    <dc:date>2022-03-21T14:12:54.737000000</dc:date>
    <meta:editing-duration>PT36M17S</meta:editing-duration>
    <meta:editing-cycles>33</meta:editing-cycles>
    <meta:generator>LibreOffice/6.4.2.2$Windows_X86_64 LibreOffice_project/4e471d8c02c9c90f512f7f9ead8875b57fcb1ec3</meta:generator>
    <meta:document-statistic meta:table-count="0" meta:image-count="0" meta:object-count="0" meta:page-count="9" meta:paragraph-count="63" meta:word-count="5480" meta:character-count="35312" meta:non-whitespace-character-count="29858"/>
  </office:meta>
</office:document-meta>
</file>